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E0000006E35EF2D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31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text-properties fo:color="#ff420e" fo:font-size="24pt" style:font-size-asian="24pt" style:font-size-complex="24pt"/>
    </style:style>
    <style:style style:name="P3" style:family="paragraph">
      <style:text-properties fo:color="#ff420e"/>
    </style:style>
    <style:style style:name="P4" style:family="paragraph">
      <style:paragraph-properties fo:margin-top="0.051cm" fo:margin-bottom="0cm" style:line-height-at-least="0cm"/>
    </style:style>
    <style:style style:name="P5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T1" style:family="text">
      <style:text-properties fo:color="#ff420e" fo:font-size="44pt" style:font-size-asian="44pt" style:font-size-complex="44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ff420e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style:text-line-through-style="none" style:text-line-through-type="none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5.217cm" presentation:class="subtitle" presentation:user-transformed="true">
          <draw:text-box>
            <text:p><text:span text:style-name="T1">Qt GUI Development in Python</text:span></text:p>
          </draw:text-box>
        </draw:frame>
        <draw:frame draw:style-name="gr1" draw:text-style-name="P2" draw:layer="layout" svg:width="16.556cm" svg:height="1.204cm" svg:x="9.587cm" svg:y="15.441cm">
          <draw:text-box>
            <text:p><text:span text:style-name="T2">By Mohammad Farh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 little bit about myself</text:span></text:p>
          </draw:text-box>
        </draw:frame>
        <draw:frame presentation:style-name="pr4" draw:text-style-name="P4" draw:layer="layout" svg:width="25.199cm" svg:height="12.314cm" svg:x="1.4cm" svg:y="4.914cm" presentation:class="outline" presentation:user-transformed="true">
          <draw:text-box>
            <text:list text:style-name="L2">
              <text:list-item>
                <text:p xml:id="id1" text:id="id1" text:style-name="P4"><text:span text:style-name="T4">Application Engineer at ThinkRF</text:span></text:p>
                <text:p text:style-name="P4"><text:span text:style-name="T4"/></text:p>
              </text:list-item>
              <text:list-item>
                <text:p xml:id="id2" text:id="id2" text:style-name="P4"><text:span text:style-name="T4">Developed APIs/GUIs in C/C++, Octave, Matlab, Labview, Python, Visual Basic</text:span></text:p>
                <text:p text:style-name="P4"><text:span text:style-name="T4"/></text:p>
              </text:list-item>
              <text:list-item>
                <text:p xml:id="id3" text:id="id3" text:style-name="P5"><text:span text:style-name="T5">Email: mfarhan102@gmail.com</text:span></text:p>
                <text:p text:style-name="P5"><text:span text:style-name="T5"/></text:p>
              </text:list-item>
              <text:list-item>
                <text:p xml:id="id4" text:id="id4" text:style-name="P5"><text:span text:style-name="T5">Github: github.com/mfarhan12</text:span></text:p>
                <text:p text:style-name="P5"><text:span text:style-name="T5"/></text:p>
              </text:list-item>
              <text:list-item>
                <text:p xml:id="id5" text:id="id5" text:style-name="P5"><text:span text:style-name="T5">Interests: signal processing (biological/wireles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chedule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Qt?</text:p>
              </text:list-item>
              <text:list-item>
                <text:p>PySide Vs PyQt</text:p>
              </text:list-item>
              <text:list-item>
                <text:p>Widgets, Grid system</text:p>
              </text:list-item>
              <text:list-item>
                <text:p>Labels, Buttons, Text box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420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323cm" svg:height="1.932cm" svg:x="22.133cm" svg:y="18.647cm">
        <draw:image xlink:href="Pictures/10000000000001AE0000006E35EF2DC8.png" xlink:type="simple" xlink:show="embed" xlink:actuate="onLoad">
          <text:p/>
        </draw:image>
      </draw:frame>
      <draw:frame draw:style-name="Mgr4" draw:text-style-name="MP5" draw:layer="backgroundobjects" svg:width="12.567cm" svg:height="1.673cm" svg:x="0.584cm" svg:y="19.887cm">
        <draw:text-box>
          <text:p><text:span text:style-name="MT2">github.com/mfarhan12/pycon-canada-2015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6:26:53.33</meta:creation-date>
    <meta:editing-duration>PT2H37M12S</meta:editing-duration>
    <meta:editing-cycles>58</meta:editing-cycles>
    <meta:generator>LibreOffice/4.2.8.2$Linux_X86_64 LibreOffice_project/420m0$Build-2</meta:generator>
    <dc:date>2016-05-15T08:57:39.905731967</dc:date>
    <meta:document-statistic meta:object-count="35"/>
  </office:meta>
</office:document-meta>
</file>